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  <style:paragraph-properties style:writing-mode="lr-tb"/>
    </style:style>
    <style:style style:name="gr2" style:family="graphic" style:parent-style-name="objectwithoutfill">
      <style:graphic-properties draw:stroke="dash" draw:stroke-dash="Fine_20_Dotted" draw:marker-start="Arrow" draw:marker-start-width="0.4cm" draw:marker-end="Arrow" draw:marker-end-width="0.3cm" draw:fill="none" draw:textarea-vertical-align="middl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45cm"/>
      <style:paragraph-properties style:writing-mode="lr-tb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dash" draw:stroke-dash="Double_20_Dash_20__28_Rounded_29_" svg:stroke-linecap="round" draw:textarea-vertical-align="middle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84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9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5cm" svg:height="2.3cm" svg:x="1.9cm" svg:y="3.4cm">
          <text:p text:style-name="P1">ESP</text:p>
        </draw:rect>
        <draw:line draw:style-name="gr2" draw:text-style-name="P2" draw:layer="layout" svg:x1="5.6cm" svg:y1="4.5cm" svg:x2="14.1cm" svg:y2="2.5cm">
          <text:p text:style-name="P1">Wifi</text:p>
        </draw:line>
        <draw:frame draw:style-name="gr3" draw:text-style-name="P3" draw:layer="layout" svg:width="5cm" svg:height="2.7cm" svg:x="14.5cm" svg:y="1.5cm">
          <draw:text-box>
            <text:p>NTP<text:line-break/>E-Meter</text:p>
            <text:p>Wechselrichter</text:p>
          </draw:text-box>
        </draw:frame>
        <draw:rect draw:style-name="gr1" draw:text-style-name="P1" draw:layer="layout" svg:width="4.4cm" svg:height="4cm" svg:x="7.9cm" svg:y="6.7cm">
          <text:p text:style-name="P1">Akku<text:line-break/>+<text:line-break/>BMS</text:p>
        </draw:rect>
        <draw:polyline draw:style-name="gr4" draw:text-style-name="P2" draw:layer="layout" svg:width="0.499cm" svg:height="2.899cm" svg:x="3cm" svg:y="5.7cm" svg:viewBox="0 0 500 2900" draw:points="0,0 0,2900 500,2900">
          <text:p/>
        </draw:polyline>
        <draw:rect draw:style-name="gr1" draw:text-style-name="P1" draw:layer="layout" svg:width="4.7cm" svg:height="6.6cm" svg:x="3.9cm" svg:y="12.9cm">
          <text:p text:style-name="P1">Automatik</text:p>
          <text:p text:style-name="P1">Ladegerät</text:p>
          <text:p text:style-name="P1">passend zum </text:p>
          <text:p text:style-name="P1">Akku</text:p>
          <text:p text:style-name="P1"><text:line-break/>(Eigenständige </text:p>
          <text:p text:style-name="P1">Ladekontrolle)</text:p>
        </draw:rect>
        <draw:rect draw:style-name="gr5" draw:text-style-name="P1" draw:layer="layout" svg:width="4.7cm" svg:height="2.8cm" svg:x="11.6cm" svg:y="12.9cm">
          <text:p text:style-name="P1">DC/DC</text:p>
        </draw:rect>
        <draw:rect draw:style-name="gr1" draw:text-style-name="P1" draw:layer="layout" svg:width="4.7cm" svg:height="2.8cm" svg:x="11.6cm" svg:y="16.7cm">
          <text:p text:style-name="P1">Wechselrichter<text:line-break/>(netzsynchron)</text:p>
        </draw:rect>
        <draw:polyline draw:style-name="gr6" draw:text-style-name="P2" draw:layer="layout" svg:width="3.499cm" svg:height="2.199cm" svg:x="10.7cm" svg:y="10.7cm" svg:viewBox="0 0 3500 2200" draw:points="0,0 0,1400 3500,1400 3500,2200">
          <text:p/>
        </draw:polyline>
        <draw:polyline draw:style-name="gr6" draw:text-style-name="P2" draw:layer="layout" svg:width="3.499cm" svg:height="2.199cm" svg:x="6.1cm" svg:y="10.7cm" svg:viewBox="0 0 3500 2200" draw:points="3500,0 3500,1400 0,1400 0,2200">
          <text:p/>
        </draw:polyline>
        <draw:line draw:style-name="gr6" draw:text-style-name="P2" draw:layer="layout" svg:x1="14.1cm" svg:y1="15.7cm" svg:x2="14.1cm" svg:y2="16.7cm">
          <text:p/>
        </draw:line>
        <draw:frame draw:style-name="gr7" draw:text-style-name="P3" draw:layer="layout" svg:width="7.3cm" svg:height="0.963cm" svg:x="11.275cm" svg:y="10.9cm">
          <draw:text-box>
            <text:p>Schmelzsicherungen</text:p>
          </draw:text-box>
        </draw:frame>
        <draw:rect draw:style-name="gr1" draw:text-style-name="P1" draw:layer="layout" svg:width="0.9cm" svg:height="0.7cm" svg:x="9.1cm" svg:y="11cm">
          <text:p text:style-name="P1">F</text:p>
        </draw:rect>
        <draw:rect draw:style-name="gr1" draw:text-style-name="P1" draw:layer="layout" svg:width="0.9cm" svg:height="0.7cm" svg:x="10.2cm" svg:y="11cm">
          <text:p text:style-name="P1">F</text:p>
        </draw:rect>
        <draw:polyline draw:style-name="gr6" draw:text-style-name="P2" draw:layer="layout" svg:width="3.299cm" svg:height="1.999cm" svg:x="10.8cm" svg:y="19.5cm" svg:viewBox="0 0 3300 2000" draw:points="3300,0 3300,2000 0,2000">
          <text:p/>
        </draw:polyline>
        <draw:polyline draw:style-name="gr6" draw:text-style-name="P2" draw:layer="layout" svg:width="3.399cm" svg:height="1.999cm" svg:x="6.2cm" svg:y="19.5cm" svg:viewBox="0 0 3400 2000" draw:points="0,0 0,2000 3400,2000">
          <text:p/>
        </draw:polyline>
        <draw:frame draw:style-name="gr7" draw:text-style-name="P3" draw:layer="layout" svg:width="5.7cm" svg:height="0.963cm" svg:x="7.5cm" svg:y="20.137cm">
          <draw:text-box>
            <text:p>Relais2, Modus </text:p>
          </draw:text-box>
        </draw:frame>
        <draw:polyline draw:style-name="gr6" draw:text-style-name="P2" draw:layer="layout" svg:width="3.199cm" svg:height="2.799cm" svg:x="6.3cm" svg:y="24.3cm" svg:viewBox="0 0 3200 2800" draw:points="0,2800 0,0 3200,0">
          <text:p/>
        </draw:polyline>
        <draw:line draw:style-name="gr6" draw:text-style-name="P2" draw:layer="layout" svg:x1="10.8cm" svg:y1="24.3cm" svg:x2="14.1cm" svg:y2="24.3cm">
          <text:p/>
        </draw:line>
        <draw:polyline draw:style-name="gr6" draw:text-style-name="P2" draw:layer="layout" svg:width="2.399cm" svg:height="3.399cm" svg:x="9cm" svg:y="21.2cm" svg:viewBox="0 0 2400 3400" draw:points="0,0 1200,1000 1200,2200 2400,3400">
          <text:p/>
        </draw:polyline>
        <draw:frame draw:style-name="gr7" draw:text-style-name="P3" draw:layer="layout" svg:width="5.7cm" svg:height="0.963cm" svg:x="7.6cm" svg:y="24.637cm">
          <draw:text-box>
            <text:p>Relais1, Ein/Aus</text:p>
          </draw:text-box>
        </draw:frame>
        <draw:frame draw:style-name="gr7" draw:text-style-name="P3" draw:layer="layout" svg:width="3.4cm" svg:height="0.963cm" svg:x="4.6cm" svg:y="27.337cm">
          <draw:text-box>
            <text:p>Hausnetz</text:p>
          </draw:text-box>
        </draw:frame>
        <draw:frame draw:style-name="gr8" draw:text-style-name="P3" draw:layer="layout" svg:width="7cm" svg:height="3.099cm" svg:x="12.562cm" svg:y="21.752cm">
          <draw:text-box>
            <text:p>Alle Relais schalten</text:p>
            <text:p>zweiphasig!<text:line-break/>Potentiale beachten!</text:p>
          </draw:text-box>
        </draw:frame>
        <draw:rect draw:style-name="gr1" draw:text-style-name="P1" draw:layer="layout" svg:width="3.2cm" svg:height="1.5cm" svg:x="3.5cm" svg:y="7.9cm">
          <text:p text:style-name="P1">Mess-</text:p>
          <text:p text:style-name="P1">Multiplexer</text:p>
        </draw:rect>
        <draw:rect draw:style-name="gr1" draw:text-style-name="P1" draw:layer="layout" svg:width="0.9cm" svg:height="0.7cm" svg:x="6.8cm" svg:y="7.5cm">
          <text:p text:style-name="P1">F</text:p>
        </draw:rect>
        <draw:rect draw:style-name="gr1" draw:text-style-name="P1" draw:layer="layout" svg:width="0.9cm" svg:height="0.7cm" svg:x="6.8cm" svg:y="8.9cm">
          <text:p text:style-name="P1">F</text:p>
        </draw:rect>
        <draw:frame draw:style-name="gr9" draw:text-style-name="P3" draw:layer="layout" svg:width="4.2cm" svg:height="1.675cm" svg:x="3.8cm" svg:y="9.4cm">
          <draw:text-box>
            <text:p>Fein-</text:p>
            <text:p>sicherungen</text:p>
          </draw:text-box>
        </draw:frame>
        <draw:polyline draw:style-name="gr4" draw:text-style-name="P2" draw:layer="layout" svg:width="5.299cm" svg:height="17.199cm" svg:x="2.5cm" svg:y="5.7cm" svg:viewBox="0 0 5300 17200" draw:points="0,0 400,17200 5300,17200">
          <text:p/>
        </draw:polyline>
        <draw:frame draw:style-name="gr10" draw:text-style-name="P3" draw:layer="layout" svg:width="7.3cm" svg:height="3.2cm" svg:x="12.7cm" svg:y="7.2cm">
          <draw:text-box>
            <text:p>Der Akku muss über ein BMS mit Tief-/Überlade- und Kurzschlussschutz</text:p>
            <text:p>verfügen!</text:p>
          </draw:text-box>
        </draw:frame>
        <draw:line draw:style-name="gr2" draw:text-style-name="P4" draw:layer="layout" svg:x1="5.6cm" svg:y1="4.508cm" svg:x2="14.2cm" svg:y2="4.8cm">
          <text:p text:style-name="P1">Wifi</text:p>
        </draw:line>
        <draw:frame draw:style-name="gr11" draw:text-style-name="P5" draw:layer="layout" svg:width="4.9cm" svg:height="1.8cm" svg:x="14.5cm" svg:y="4.301cm">
          <draw:text-box>
            <text:p>Webinterfa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3T22:04:42.27</meta:creation-date>
    <dc:date>2024-05-05T14:16:38.830000000</dc:date>
    <meta:editing-duration>PT42M32S</meta:editing-duration>
    <meta:editing-cycles>43</meta:editing-cycles>
    <meta:generator>LibreOffice/7.4.7.2$Windows_X86_64 LibreOffice_project/723314e595e8007d3cf785c16538505a1c878ca5</meta:generator>
    <meta:document-statistic meta:object-count="31"/>
  </office:meta>
</office:document-meta>
</file>